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e95d" officeooo:paragraph-rsid="000ce95d"/>
    </style:style>
    <style:style style:name="P2" style:family="paragraph" style:parent-style-name="Standard">
      <style:paragraph-properties fo:text-align="justify" style:justify-single-word="false"/>
      <style:text-properties officeooo:rsid="000ee46a" officeooo:paragraph-rsid="000ee46a"/>
    </style:style>
    <style:style style:name="P3" style:family="paragraph" style:parent-style-name="Standard">
      <style:text-properties officeooo:rsid="000fadc4" officeooo:paragraph-rsid="000fadc4"/>
    </style:style>
    <style:style style:name="P4" style:family="paragraph" style:parent-style-name="Standard">
      <style:paragraph-properties fo:text-align="justify" style:justify-single-word="false"/>
      <style:text-properties fo:font-weight="bold" officeooo:rsid="000ee46a" officeooo:paragraph-rsid="000ee46a" style:font-weight-asian="bold" style:font-weight-complex="bold"/>
    </style:style>
    <style:style style:name="P5" style:family="paragraph" style:parent-style-name="Standard">
      <style:paragraph-properties fo:text-align="center" style:justify-single-word="false"/>
      <style:text-properties fo:font-size="14pt" fo:font-weight="bold" officeooo:rsid="000ce95d" officeooo:paragraph-rsid="000ce95d" style:font-size-asian="14pt" style:font-weight-asian="bold" style:font-size-complex="14pt" style:font-weight-complex="bold"/>
    </style:style>
    <style:style style:name="T1" style:family="text">
      <style:text-properties officeooo:rsid="000fad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arison of various SRS formats</text:p>
      <text:p text:style-name="P1"/>
      <text:p text:style-name="P4">IEEE</text:p>
      <text:p text:style-name="P2">This SRS format is more detailed. In order to get a holistic idea about the project, we need to clearly understand the overall description component in the document. This includes user documentation as well which helps the user to understand about the product easily. System features and external interface requirements are also mentioned separately. Other non functional requirements are also mentioned in order to help in understanding the performance, safety and security requirements.</text:p>
      <text:p text:style-name="P2"/>
      <text:p text:style-name="P4">IBM</text:p>
      <text:p text:style-name="P2">This SRS format is more precise. Tech<text:span text:style-name="T1">n</text:span>ologies to be used section will provide the overall details about various technologies incorporated in the software. Since overall description section has mostly use case diagrams <text:span text:style-name="T1">and </text:span>architecture diagrams, <text:span text:style-name="T1">we can easily understand the holistic view of the project as understanding via diagrams is better than description. Other non functional requirements is also specified separately. Concerns/ Queries section is useful in getting <text:s/>answers to the doubts easily.</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08:48:57.825231262</meta:creation-date>
    <dc:date>2019-01-24T09:42:23.168410160</dc:date>
    <meta:editing-duration>PT9M54S</meta:editing-duration>
    <meta:editing-cycles>1</meta:editing-cycles>
    <meta:document-statistic meta:table-count="0" meta:image-count="0" meta:object-count="0" meta:page-count="1" meta:paragraph-count="5" meta:word-count="153" meta:character-count="1030" meta:non-whitespace-character-count="881"/>
    <meta:generator>LibreOffice/5.1.6.2$Linux_X86_64 LibreOffice_project/10m0$Build-2</meta:generator>
  </office:meta>
</office:document-meta>
</file>